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Heading_20_3">
      <style:text-properties officeooo:paragraph-rsid="0011b51e"/>
    </style:style>
    <style:style style:name="P4" style:family="paragraph" style:parent-style-name="Heading_20_3">
      <style:text-properties officeooo:rsid="0011b5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h text:style-name="P4" text:outline-level="3">break的作用</text:h>
      <text:p text:style-name="P1">答：<text:tab/>跳出最近的循环语言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1-21T20:15:25</dc:date>
    <dc:creator>Kevin </dc:creator>
    <meta:editing-duration>PT8M48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1" meta:paragraph-count="8" meta:word-count="209" meta:character-count="252" meta:non-whitespace-character-count="242"/>
  </office:meta>
</office:document-meta>
</file>